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map style:condition="cell-content()=1" style:apply-style-name="Good" style:base-cell-address="Лист1.A1"/>
    </style:style>
    <style:style style:name="ce2" style:family="table-cell" style:parent-style-name="Default">
      <style:map style:condition="cell-content()=-2" style:apply-style-name="Bad" style:base-cell-address="Лист1.B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IF([$Д.B1]=0;IF(AND(INDEX([.$B$1:.$B$131];ROW([.A1])+3)&gt;0;INDEX([.$B$1:.$B$131];ROW([.A1])+6)&gt;0;INDEX([.$B$1:.$B$131];ROW([.A1])*3)&gt;0);-4;0);[$Д.B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IF([$Д.B2]=0;IF(AND(INDEX([.$B$1:.$B$131];ROW([.A2])+3)&gt;0;INDEX([.$B$1:.$B$131];ROW([.A2])+6)&gt;0;INDEX([.$B$1:.$B$131];ROW([.A2])*3)&gt;0);-4;0);[$Д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IF([$Д.B3]=0;IF(AND(INDEX([.$B$1:.$B$131];ROW([.A3])+3)&gt;0;INDEX([.$B$1:.$B$131];ROW([.A3])+6)&gt;0;INDEX([.$B$1:.$B$131];ROW([.A3])*3)&gt;0);-4;0);[$Д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IF([$Д.B4]=0;IF(AND(INDEX([.$B$1:.$B$131];ROW([.A4])+3)&gt;0;INDEX([.$B$1:.$B$131];ROW([.A4])+6)&gt;0;INDEX([.$B$1:.$B$131];ROW([.A4])*3)&gt;0);-4;0);[$Д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IF([$Д.B5]=0;IF(AND(INDEX([.$B$1:.$B$131];ROW([.A5])+3)&gt;0;INDEX([.$B$1:.$B$131];ROW([.A5])+6)&gt;0;INDEX([.$B$1:.$B$131];ROW([.A5])*3)&gt;0);-4;0);[$Д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IF([$Д.B6]=0;IF(AND(INDEX([.$B$1:.$B$131];ROW([.A6])+3)&gt;0;INDEX([.$B$1:.$B$131];ROW([.A6])+6)&gt;0;INDEX([.$B$1:.$B$131];ROW([.A6])*3)&gt;0);-4;0);[$Д.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IF([$Д.B7]=0;IF(AND(INDEX([.$B$1:.$B$131];ROW([.A7])+3)&gt;0;INDEX([.$B$1:.$B$131];ROW([.A7])+6)&gt;0;INDEX([.$B$1:.$B$131];ROW([.A7])*3)&gt;0);-4;0);[$Д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IF([$Д.B8]=0;IF(AND(INDEX([.$B$1:.$B$131];ROW([.A8])+3)&gt;0;INDEX([.$B$1:.$B$131];ROW([.A8])+6)&gt;0;INDEX([.$B$1:.$B$131];ROW([.A8])*3)&gt;0);-4;0);[$Д.B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IF([$Д.B9]=0;IF(AND(INDEX([.$B$1:.$B$131];ROW([.A9])+3)&gt;0;INDEX([.$B$1:.$B$131];ROW([.A9])+6)&gt;0;INDEX([.$B$1:.$B$131];ROW([.A9])*3)&gt;0);-4;0);[$Д.B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IF([$Д.B10]=0;IF(AND(INDEX([.$B$1:.$B$131];ROW([.A10])+3)&gt;0;INDEX([.$B$1:.$B$131];ROW([.A10])+6)&gt;0;INDEX([.$B$1:.$B$131];ROW([.A10])*3)&gt;0);-4;0);[$Д.B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IF([$Д.B11]=0;IF(AND(INDEX([.$B$1:.$B$131];ROW([.A11])+3)&gt;0;INDEX([.$B$1:.$B$131];ROW([.A11])+6)&gt;0;INDEX([.$B$1:.$B$131];ROW([.A11])*3)&gt;0);-4;0);[$Д.B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IF([$Д.B12]=0;IF(AND(INDEX([.$B$1:.$B$131];ROW([.A12])+3)&gt;0;INDEX([.$B$1:.$B$131];ROW([.A12])+6)&gt;0;INDEX([.$B$1:.$B$131];ROW([.A12])*3)&gt;0);-4;0);[$Д.B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IF([$Д.B13]=0;IF(AND(INDEX([.$B$1:.$B$131];ROW([.A13])+3)&gt;0;INDEX([.$B$1:.$B$131];ROW([.A13])+6)&gt;0;INDEX([.$B$1:.$B$131];ROW([.A13])*3)&gt;0);-4;0);[$Д.B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IF([$Д.B14]=0;IF(AND(INDEX([.$B$1:.$B$131];ROW([.A14])+3)&gt;0;INDEX([.$B$1:.$B$131];ROW([.A14])+6)&gt;0;INDEX([.$B$1:.$B$131];ROW([.A14])*3)&gt;0);-4;0);[$Д.B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IF([$Д.B15]=0;IF(AND(INDEX([.$B$1:.$B$131];ROW([.A15])+3)&gt;0;INDEX([.$B$1:.$B$131];ROW([.A15])+6)&gt;0;INDEX([.$B$1:.$B$131];ROW([.A15])*3)&gt;0);-4;0);[$Д.B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IF([$Д.B16]=0;IF(AND(INDEX([.$B$1:.$B$131];ROW([.A16])+3)&gt;0;INDEX([.$B$1:.$B$131];ROW([.A16])+6)&gt;0;INDEX([.$B$1:.$B$131];ROW([.A16])*3)&gt;0);-4;0);[$Д.B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IF([$Д.B17]=0;IF(AND(INDEX([.$B$1:.$B$131];ROW([.A17])+3)&gt;0;INDEX([.$B$1:.$B$131];ROW([.A17])+6)&gt;0;INDEX([.$B$1:.$B$131];ROW([.A17])*3)&gt;0);-4;0);[$Д.B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IF([$Д.B18]=0;IF(AND(INDEX([.$B$1:.$B$131];ROW([.A18])+3)&gt;0;INDEX([.$B$1:.$B$131];ROW([.A18])+6)&gt;0;INDEX([.$B$1:.$B$131];ROW([.A18])*3)&gt;0);-4;0);[$Д.B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IF([$Д.B19]=0;IF(AND(INDEX([.$B$1:.$B$131];ROW([.A19])+3)&gt;0;INDEX([.$B$1:.$B$131];ROW([.A19])+6)&gt;0;INDEX([.$B$1:.$B$131];ROW([.A19])*3)&gt;0);-4;0);[$Д.B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IF([$Д.B20]=0;IF(AND(INDEX([.$B$1:.$B$131];ROW([.A20])+3)&gt;0;INDEX([.$B$1:.$B$131];ROW([.A20])+6)&gt;0;INDEX([.$B$1:.$B$131];ROW([.A20])*3)&gt;0);-4;0);[$Д.B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IF([$Д.B21]=0;IF(AND(INDEX([.$B$1:.$B$131];ROW([.A21])+3)&gt;0;INDEX([.$B$1:.$B$131];ROW([.A21])+6)&gt;0;INDEX([.$B$1:.$B$131];ROW([.A21])*3)&gt;0);-4;0);[$Д.B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IF([$Д.B22]=0;IF(AND(INDEX([.$B$1:.$B$131];ROW([.A22])+3)&gt;0;INDEX([.$B$1:.$B$131];ROW([.A22])+6)&gt;0;INDEX([.$B$1:.$B$131];ROW([.A22])*3)&gt;0);-4;0);[$Д.B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IF([$Д.B23]=0;IF(AND(INDEX([.$B$1:.$B$131];ROW([.A23])+3)&gt;0;INDEX([.$B$1:.$B$131];ROW([.A23])+6)&gt;0;INDEX([.$B$1:.$B$131];ROW([.A23])*3)&gt;0);-4;0);[$Д.B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IF([$Д.B24]=0;IF(AND(INDEX([.$B$1:.$B$131];ROW([.A24])+3)&gt;0;INDEX([.$B$1:.$B$131];ROW([.A24])+6)&gt;0;INDEX([.$B$1:.$B$131];ROW([.A24])*3)&gt;0);-4;0);[$Д.B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IF([$Д.B25]=0;IF(AND(INDEX([.$B$1:.$B$131];ROW([.A25])+3)&gt;0;INDEX([.$B$1:.$B$131];ROW([.A25])+6)&gt;0;INDEX([.$B$1:.$B$131];ROW([.A25])*3)&gt;0);-4;0);[$Д.B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IF([$Д.B26]=0;IF(AND(INDEX([.$B$1:.$B$131];ROW([.A26])+3)&gt;0;INDEX([.$B$1:.$B$131];ROW([.A26])+6)&gt;0;INDEX([.$B$1:.$B$131];ROW([.A26])*3)&gt;0);-4;0);[$Д.B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IF([$Д.B27]=0;IF(AND(INDEX([.$B$1:.$B$131];ROW([.A27])+3)&gt;0;INDEX([.$B$1:.$B$131];ROW([.A27])+6)&gt;0;INDEX([.$B$1:.$B$131];ROW([.A27])*3)&gt;0);-4;0);[$Д.B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IF([$Д.B28]=0;IF(AND(INDEX([.$B$1:.$B$131];ROW([.A28])+3)&gt;0;INDEX([.$B$1:.$B$131];ROW([.A28])+6)&gt;0;INDEX([.$B$1:.$B$131];ROW([.A28])*3)&gt;0);-4;0);[$Д.B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IF([$Д.B29]=0;IF(AND(INDEX([.$B$1:.$B$131];ROW([.A29])+3)&gt;0;INDEX([.$B$1:.$B$131];ROW([.A29])+6)&gt;0;INDEX([.$B$1:.$B$131];ROW([.A29])*3)&gt;0);-4;0);[$Д.B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IF([$Д.B30]=0;IF(AND(INDEX([.$B$1:.$B$131];ROW([.A30])+3)&gt;0;INDEX([.$B$1:.$B$131];ROW([.A30])+6)&gt;0;INDEX([.$B$1:.$B$131];ROW([.A30])*3)&gt;0);-4;0);[$Д.B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IF([$Д.B31]=0;IF(AND(INDEX([.$B$1:.$B$131];ROW([.A31])+3)&gt;0;INDEX([.$B$1:.$B$131];ROW([.A31])+6)&gt;0;INDEX([.$B$1:.$B$131];ROW([.A31])*3)&gt;0);-4;0);[$Д.B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IF([$Д.B32]=0;IF(AND(INDEX([.$B$1:.$B$131];ROW([.A32])+3)&gt;0;INDEX([.$B$1:.$B$131];ROW([.A32])+6)&gt;0;INDEX([.$B$1:.$B$131];ROW([.A32])*3)&gt;0);-4;0);[$Д.B3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IF([$Д.B33]=0;IF(AND(INDEX([.$B$1:.$B$131];ROW([.A33])+3)&gt;0;INDEX([.$B$1:.$B$131];ROW([.A33])+6)&gt;0;INDEX([.$B$1:.$B$131];ROW([.A33])*3)&gt;0);-4;0);[$Д.B3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IF([$Д.B34]=0;IF(AND(INDEX([.$B$1:.$B$131];ROW([.A34])+3)&gt;0;INDEX([.$B$1:.$B$131];ROW([.A34])+6)&gt;0;INDEX([.$B$1:.$B$131];ROW([.A34])*3)&gt;0);-4;0);[$Д.B3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IF([$Д.B35]=0;IF(AND(INDEX([.$B$1:.$B$131];ROW([.A35])+3)&gt;0;INDEX([.$B$1:.$B$131];ROW([.A35])+6)&gt;0;INDEX([.$B$1:.$B$131];ROW([.A35])*3)&gt;0);-4;0);[$Д.B3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IF([$Д.B36]=0;IF(AND(INDEX([.$B$1:.$B$131];ROW([.A36])+3)&gt;0;INDEX([.$B$1:.$B$131];ROW([.A36])+6)&gt;0;INDEX([.$B$1:.$B$131];ROW([.A36])*3)&gt;0);-4;0);[$Д.B3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formula="of:=IF([$Д.B37]=0;IF(AND(INDEX([.$B$1:.$B$131];ROW([.A37])+3)&gt;0;INDEX([.$B$1:.$B$131];ROW([.A37])+6)&gt;0;INDEX([.$B$1:.$B$131];ROW([.A37])*3)&gt;0);-4;0);[$Д.B3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IF([$Д.B38]=0;IF(AND(INDEX([.$B$1:.$B$131];ROW([.A38])+3)&gt;0;INDEX([.$B$1:.$B$131];ROW([.A38])+6)&gt;0;INDEX([.$B$1:.$B$131];ROW([.A38])*3)&gt;0);-4;0);[$Д.B3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formula="of:=IF([$Д.B39]=0;IF(AND(INDEX([.$B$1:.$B$131];ROW([.A39])+3)&gt;0;INDEX([.$B$1:.$B$131];ROW([.A39])+6)&gt;0;INDEX([.$B$1:.$B$131];ROW([.A39])*3)&gt;0);-4;0);[$Д.B3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IF([$Д.B40]=0;IF(AND(INDEX([.$B$1:.$B$131];ROW([.A40])+3)&gt;0;INDEX([.$B$1:.$B$131];ROW([.A40])+6)&gt;0;INDEX([.$B$1:.$B$131];ROW([.A40])*3)&gt;0);-4;0);[$Д.B4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formula="of:=IF([$Д.B41]=0;IF(AND(INDEX([.$B$1:.$B$131];ROW([.A41])+3)&gt;0;INDEX([.$B$1:.$B$131];ROW([.A41])+6)&gt;0;INDEX([.$B$1:.$B$131];ROW([.A41])*3)&gt;0);-4;0);[$Д.B4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table:formula="of:=IF([$Д.B42]=0;IF(AND(INDEX([.$B$1:.$B$131];ROW([.A42])+3)&gt;0;INDEX([.$B$1:.$B$131];ROW([.A42])+6)&gt;0;INDEX([.$B$1:.$B$131];ROW([.A42])*3)&gt;0);-4;0);[$Д.B4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table:formula="of:=IF([$Д.B43]=0;IF(AND(INDEX([.$B$1:.$B$131];ROW([.A43])+3)&gt;0;INDEX([.$B$1:.$B$131];ROW([.A43])+6)&gt;0;INDEX([.$B$1:.$B$131];ROW([.A43])*3)&gt;0);-4;0);[$Д.B4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formula="of:=IF([$Д.B44]=0;IF(AND(INDEX([.$B$1:.$B$131];ROW([.A44])+3)&gt;0;INDEX([.$B$1:.$B$131];ROW([.A44])+6)&gt;0;INDEX([.$B$1:.$B$131];ROW([.A44])*3)&gt;0);-4;0);[$Д.B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formula="of:=IF([$Д.B45]=0;IF(AND(INDEX([.$B$1:.$B$131];ROW([.A45])+3)&gt;0;INDEX([.$B$1:.$B$131];ROW([.A45])+6)&gt;0;INDEX([.$B$1:.$B$131];ROW([.A45])*3)&gt;0);-4;0);[$Д.B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formula="of:=IF([$Д.B46]=0;IF(AND(INDEX([.$B$1:.$B$131];ROW([.A46])+3)&gt;0;INDEX([.$B$1:.$B$131];ROW([.A46])+6)&gt;0;INDEX([.$B$1:.$B$131];ROW([.A46])*3)&gt;0);-4;0);[$Д.B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formula="of:=IF([$Д.B47]=0;IF(AND(INDEX([.$B$1:.$B$131];ROW([.A47])+3)&gt;0;INDEX([.$B$1:.$B$131];ROW([.A47])+6)&gt;0;INDEX([.$B$1:.$B$131];ROW([.A47])*3)&gt;0);-4;0);[$Д.B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formula="of:=IF([$Д.B48]=0;IF(AND(INDEX([.$B$1:.$B$131];ROW([.A48])+3)&gt;0;INDEX([.$B$1:.$B$131];ROW([.A48])+6)&gt;0;INDEX([.$B$1:.$B$131];ROW([.A48])*3)&gt;0);-4;0);[$Д.B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formula="of:=IF([$Д.B49]=0;IF(AND(INDEX([.$B$1:.$B$131];ROW([.A49])+3)&gt;0;INDEX([.$B$1:.$B$131];ROW([.A49])+6)&gt;0;INDEX([.$B$1:.$B$131];ROW([.A49])*3)&gt;0);-4;0);[$Д.B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IF([$Д.B50]=0;IF(AND(INDEX([.$B$1:.$B$131];ROW([.A50])+3)&gt;0;INDEX([.$B$1:.$B$131];ROW([.A50])+6)&gt;0;INDEX([.$B$1:.$B$131];ROW([.A50])*3)&gt;0);-4;0);[$Д.B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table:formula="of:=IF([$Д.B51]=0;IF(AND(INDEX([.$B$1:.$B$131];ROW([.A51])+3)&gt;0;INDEX([.$B$1:.$B$131];ROW([.A51])+6)&gt;0;INDEX([.$B$1:.$B$131];ROW([.A51])*3)&gt;0);-4;0);[$Д.B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table:formula="of:=IF([$Д.B52]=0;IF(AND(INDEX([.$B$1:.$B$131];ROW([.A52])+3)&gt;0;INDEX([.$B$1:.$B$131];ROW([.A52])+6)&gt;0;INDEX([.$B$1:.$B$131];ROW([.A52])*3)&gt;0);-4;0);[$Д.B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table:formula="of:=IF([$Д.B53]=0;IF(AND(INDEX([.$B$1:.$B$131];ROW([.A53])+3)&gt;0;INDEX([.$B$1:.$B$131];ROW([.A53])+6)&gt;0;INDEX([.$B$1:.$B$131];ROW([.A53])*3)&gt;0);-4;0);[$Д.B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table:formula="of:=IF([$Д.B54]=0;IF(AND(INDEX([.$B$1:.$B$131];ROW([.A54])+3)&gt;0;INDEX([.$B$1:.$B$131];ROW([.A54])+6)&gt;0;INDEX([.$B$1:.$B$131];ROW([.A54])*3)&gt;0);-4;0);[$Д.B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table:formula="of:=IF([$Д.B55]=0;IF(AND(INDEX([.$B$1:.$B$131];ROW([.A55])+3)&gt;0;INDEX([.$B$1:.$B$131];ROW([.A55])+6)&gt;0;INDEX([.$B$1:.$B$131];ROW([.A55])*3)&gt;0);-4;0);[$Д.B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table:formula="of:=IF([$Д.B56]=0;IF(AND(INDEX([.$B$1:.$B$131];ROW([.A56])+3)&gt;0;INDEX([.$B$1:.$B$131];ROW([.A56])+6)&gt;0;INDEX([.$B$1:.$B$131];ROW([.A56])*3)&gt;0);-4;0);[$Д.B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table:formula="of:=IF([$Д.B57]=0;IF(AND(INDEX([.$B$1:.$B$131];ROW([.A57])+3)&gt;0;INDEX([.$B$1:.$B$131];ROW([.A57])+6)&gt;0;INDEX([.$B$1:.$B$131];ROW([.A57])*3)&gt;0);-4;0);[$Д.B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table:formula="of:=IF([$Д.B58]=0;IF(AND(INDEX([.$B$1:.$B$131];ROW([.A58])+3)&gt;0;INDEX([.$B$1:.$B$131];ROW([.A58])+6)&gt;0;INDEX([.$B$1:.$B$131];ROW([.A58])*3)&gt;0);-4;0);[$Д.B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table:formula="of:=IF([$Д.B59]=0;IF(AND(INDEX([.$B$1:.$B$131];ROW([.A59])+3)&gt;0;INDEX([.$B$1:.$B$131];ROW([.A59])+6)&gt;0;INDEX([.$B$1:.$B$131];ROW([.A59])*3)&gt;0);-4;0);[$Д.B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formula="of:=IF([$Д.B60]=0;IF(AND(INDEX([.$B$1:.$B$131];ROW([.A60])+3)&gt;0;INDEX([.$B$1:.$B$131];ROW([.A60])+6)&gt;0;INDEX([.$B$1:.$B$131];ROW([.A60])*3)&gt;0);-4;0);[$Д.B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table:formula="of:=IF([$Д.B61]=0;IF(AND(INDEX([.$B$1:.$B$131];ROW([.A61])+3)&gt;0;INDEX([.$B$1:.$B$131];ROW([.A61])+6)&gt;0;INDEX([.$B$1:.$B$131];ROW([.A61])*3)&gt;0);-4;0);[$Д.B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table:formula="of:=IF([$Д.B62]=0;IF(AND(INDEX([.$B$1:.$B$131];ROW([.A62])+3)&gt;0;INDEX([.$B$1:.$B$131];ROW([.A62])+6)&gt;0;INDEX([.$B$1:.$B$131];ROW([.A62])*3)&gt;0);-4;0);[$Д.B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table:formula="of:=IF([$Д.B63]=0;IF(AND(INDEX([.$B$1:.$B$131];ROW([.A63])+3)&gt;0;INDEX([.$B$1:.$B$131];ROW([.A63])+6)&gt;0;INDEX([.$B$1:.$B$131];ROW([.A63])*3)&gt;0);-4;0);[$Д.B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IF([$Д.B64]=0;IF(AND(INDEX([.$B$1:.$B$131];ROW([.A64])+3)&gt;0;INDEX([.$B$1:.$B$131];ROW([.A64])+6)&gt;0;INDEX([.$B$1:.$B$131];ROW([.A64])*3)&gt;0);-4;0);[$Д.B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table:formula="of:=IF([$Д.B65]=0;IF(AND(INDEX([.$B$1:.$B$131];ROW([.A65])+3)&gt;0;INDEX([.$B$1:.$B$131];ROW([.A65])+6)&gt;0;INDEX([.$B$1:.$B$131];ROW([.A65])*3)&gt;0);-4;0);[$Д.B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table:formula="of:=IF([$Д.B66]=0;IF(AND(INDEX([.$B$1:.$B$131];ROW([.A66])+3)&gt;0;INDEX([.$B$1:.$B$131];ROW([.A66])+6)&gt;0;INDEX([.$B$1:.$B$131];ROW([.A66])*3)&gt;0);-4;0);[$Д.B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table:formula="of:=IF([$Д.B67]=0;IF(AND(INDEX([.$B$1:.$B$131];ROW([.A67])+3)&gt;0;INDEX([.$B$1:.$B$131];ROW([.A67])+6)&gt;0;INDEX([.$B$1:.$B$131];ROW([.A67])*3)&gt;0);-4;0);[$Д.B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table:formula="of:=IF([$Д.B68]=0;IF(AND(INDEX([.$B$1:.$B$131];ROW([.A68])+3)&gt;0;INDEX([.$B$1:.$B$131];ROW([.A68])+6)&gt;0;INDEX([.$B$1:.$B$131];ROW([.A68])*3)&gt;0);-4;0);[$Д.B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table:formula="of:=IF([$Д.B69]=0;IF(AND(INDEX([.$B$1:.$B$131];ROW([.A69])+3)&gt;0;INDEX([.$B$1:.$B$131];ROW([.A69])+6)&gt;0;INDEX([.$B$1:.$B$131];ROW([.A69])*3)&gt;0);-4;0);[$Д.B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table:formula="of:=IF([$Д.B70]=0;IF(AND(INDEX([.$B$1:.$B$131];ROW([.A70])+3)&gt;0;INDEX([.$B$1:.$B$131];ROW([.A70])+6)&gt;0;INDEX([.$B$1:.$B$131];ROW([.A70])*3)&gt;0);-4;0);[$Д.B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table:formula="of:=IF([$Д.B71]=0;IF(AND(INDEX([.$B$1:.$B$131];ROW([.A71])+3)&gt;0;INDEX([.$B$1:.$B$131];ROW([.A71])+6)&gt;0;INDEX([.$B$1:.$B$131];ROW([.A71])*3)&gt;0);-4;0);[$Д.B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table:formula="of:=IF([$Д.B72]=0;IF(AND(INDEX([.$B$1:.$B$131];ROW([.A72])+3)&gt;0;INDEX([.$B$1:.$B$131];ROW([.A72])+6)&gt;0;INDEX([.$B$1:.$B$131];ROW([.A72])*3)&gt;0);-4;0);[$Д.B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table:formula="of:=IF([$Д.B73]=0;IF(AND(INDEX([.$B$1:.$B$131];ROW([.A73])+3)&gt;0;INDEX([.$B$1:.$B$131];ROW([.A73])+6)&gt;0;INDEX([.$B$1:.$B$131];ROW([.A73])*3)&gt;0);-4;0);[$Д.B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table:formula="of:=IF([$Д.B74]=0;IF(AND(INDEX([.$B$1:.$B$131];ROW([.A74])+3)&gt;0;INDEX([.$B$1:.$B$131];ROW([.A74])+6)&gt;0;INDEX([.$B$1:.$B$131];ROW([.A74])*3)&gt;0);-4;0);[$Д.B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table:formula="of:=IF([$Д.B75]=0;IF(AND(INDEX([.$B$1:.$B$131];ROW([.A75])+3)&gt;0;INDEX([.$B$1:.$B$131];ROW([.A75])+6)&gt;0;INDEX([.$B$1:.$B$131];ROW([.A75])*3)&gt;0);-4;0);[$Д.B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table:formula="of:=IF([$Д.B76]=0;IF(AND(INDEX([.$B$1:.$B$131];ROW([.A76])+3)&gt;0;INDEX([.$B$1:.$B$131];ROW([.A76])+6)&gt;0;INDEX([.$B$1:.$B$131];ROW([.A76])*3)&gt;0);-4;0);[$Д.B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table:formula="of:=IF([$Д.B77]=0;IF(AND(INDEX([.$B$1:.$B$131];ROW([.A77])+3)&gt;0;INDEX([.$B$1:.$B$131];ROW([.A77])+6)&gt;0;INDEX([.$B$1:.$B$131];ROW([.A77])*3)&gt;0);-4;0);[$Д.B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table:formula="of:=IF([$Д.B78]=0;IF(AND(INDEX([.$B$1:.$B$131];ROW([.A78])+3)&gt;0;INDEX([.$B$1:.$B$131];ROW([.A78])+6)&gt;0;INDEX([.$B$1:.$B$131];ROW([.A78])*3)&gt;0);-4;0);[$Д.B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table:formula="of:=IF([$Д.B79]=0;IF(AND(INDEX([.$B$1:.$B$131];ROW([.A79])+3)&gt;0;INDEX([.$B$1:.$B$131];ROW([.A79])+6)&gt;0;INDEX([.$B$1:.$B$131];ROW([.A79])*3)&gt;0);-4;0);[$Д.B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table:formula="of:=IF([$Д.B80]=0;IF(AND(INDEX([.$B$1:.$B$131];ROW([.A80])+3)&gt;0;INDEX([.$B$1:.$B$131];ROW([.A80])+6)&gt;0;INDEX([.$B$1:.$B$131];ROW([.A80])*3)&gt;0);-4;0);[$Д.B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table:formula="of:=IF([$Д.B81]=0;IF(AND(INDEX([.$B$1:.$B$131];ROW([.A81])+3)&gt;0;INDEX([.$B$1:.$B$131];ROW([.A81])+6)&gt;0;INDEX([.$B$1:.$B$131];ROW([.A81])*3)&gt;0);-4;0);[$Д.B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table:formula="of:=IF([$Д.B82]=0;IF(AND(INDEX([.$B$1:.$B$131];ROW([.A82])+3)&gt;0;INDEX([.$B$1:.$B$131];ROW([.A82])+6)&gt;0;INDEX([.$B$1:.$B$131];ROW([.A82])*3)&gt;0);-4;0);[$Д.B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table:formula="of:=IF([$Д.B83]=0;IF(AND(INDEX([.$B$1:.$B$131];ROW([.A83])+3)&gt;0;INDEX([.$B$1:.$B$131];ROW([.A83])+6)&gt;0;INDEX([.$B$1:.$B$131];ROW([.A83])*3)&gt;0);-4;0);[$Д.B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table:formula="of:=IF([$Д.B84]=0;IF(AND(INDEX([.$B$1:.$B$131];ROW([.A84])+3)&gt;0;INDEX([.$B$1:.$B$131];ROW([.A84])+6)&gt;0;INDEX([.$B$1:.$B$131];ROW([.A84])*3)&gt;0);-4;0);[$Д.B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table:formula="of:=IF([$Д.B85]=0;IF(AND(INDEX([.$B$1:.$B$131];ROW([.A85])+3)&gt;0;INDEX([.$B$1:.$B$131];ROW([.A85])+6)&gt;0;INDEX([.$B$1:.$B$131];ROW([.A85])*3)&gt;0);-4;0);[$Д.B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table:formula="of:=IF([$Д.B86]=0;IF(AND(INDEX([.$B$1:.$B$131];ROW([.A86])+3)&gt;0;INDEX([.$B$1:.$B$131];ROW([.A86])+6)&gt;0;INDEX([.$B$1:.$B$131];ROW([.A86])*3)&gt;0);-4;0);[$Д.B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table:formula="of:=IF([$Д.B87]=0;IF(AND(INDEX([.$B$1:.$B$131];ROW([.A87])+3)&gt;0;INDEX([.$B$1:.$B$131];ROW([.A87])+6)&gt;0;INDEX([.$B$1:.$B$131];ROW([.A87])*3)&gt;0);-4;0);[$Д.B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table:formula="of:=IF([$Д.B88]=0;IF(AND(INDEX([.$B$1:.$B$131];ROW([.A88])+3)&gt;0;INDEX([.$B$1:.$B$131];ROW([.A88])+6)&gt;0;INDEX([.$B$1:.$B$131];ROW([.A88])*3)&gt;0);-4;0);[$Д.B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table:formula="of:=IF([$Д.B89]=0;IF(AND(INDEX([.$B$1:.$B$131];ROW([.A89])+3)&gt;0;INDEX([.$B$1:.$B$131];ROW([.A89])+6)&gt;0;INDEX([.$B$1:.$B$131];ROW([.A89])*3)&gt;0);-4;0);[$Д.B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table:formula="of:=IF([$Д.B90]=0;IF(AND(INDEX([.$B$1:.$B$131];ROW([.A90])+3)&gt;0;INDEX([.$B$1:.$B$131];ROW([.A90])+6)&gt;0;INDEX([.$B$1:.$B$131];ROW([.A90])*3)&gt;0);-4;0);[$Д.B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table:formula="of:=IF([$Д.B91]=0;IF(AND(INDEX([.$B$1:.$B$131];ROW([.A91])+3)&gt;0;INDEX([.$B$1:.$B$131];ROW([.A91])+6)&gt;0;INDEX([.$B$1:.$B$131];ROW([.A91])*3)&gt;0);-4;0);[$Д.B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table:formula="of:=IF([$Д.B92]=0;IF(AND(INDEX([.$B$1:.$B$131];ROW([.A92])+3)&gt;0;INDEX([.$B$1:.$B$131];ROW([.A92])+6)&gt;0;INDEX([.$B$1:.$B$131];ROW([.A92])*3)&gt;0);-4;0);[$Д.B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table:formula="of:=IF([$Д.B93]=0;IF(AND(INDEX([.$B$1:.$B$131];ROW([.A93])+3)&gt;0;INDEX([.$B$1:.$B$131];ROW([.A93])+6)&gt;0;INDEX([.$B$1:.$B$131];ROW([.A93])*3)&gt;0);-4;0);[$Д.B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table:formula="of:=IF([$Д.B94]=0;IF(AND(INDEX([.$B$1:.$B$131];ROW([.A94])+3)&gt;0;INDEX([.$B$1:.$B$131];ROW([.A94])+6)&gt;0;INDEX([.$B$1:.$B$131];ROW([.A94])*3)&gt;0);-4;0);[$Д.B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table:formula="of:=IF([$Д.B95]=0;IF(AND(INDEX([.$B$1:.$B$131];ROW([.A95])+3)&gt;0;INDEX([.$B$1:.$B$131];ROW([.A95])+6)&gt;0;INDEX([.$B$1:.$B$131];ROW([.A95])*3)&gt;0);-4;0);[$Д.B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table:formula="of:=IF([$Д.B96]=0;IF(AND(INDEX([.$B$1:.$B$131];ROW([.A96])+3)&gt;0;INDEX([.$B$1:.$B$131];ROW([.A96])+6)&gt;0;INDEX([.$B$1:.$B$131];ROW([.A96])*3)&gt;0);-4;0);[$Д.B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table:formula="of:=IF([$Д.B97]=0;IF(AND(INDEX([.$B$1:.$B$131];ROW([.A97])+3)&gt;0;INDEX([.$B$1:.$B$131];ROW([.A97])+6)&gt;0;INDEX([.$B$1:.$B$131];ROW([.A97])*3)&gt;0);-4;0);[$Д.B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table:formula="of:=IF([$Д.B98]=0;IF(AND(INDEX([.$B$1:.$B$131];ROW([.A98])+3)&gt;0;INDEX([.$B$1:.$B$131];ROW([.A98])+6)&gt;0;INDEX([.$B$1:.$B$131];ROW([.A98])*3)&gt;0);-4;0);[$Д.B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table:formula="of:=IF([$Д.B99]=0;IF(AND(INDEX([.$B$1:.$B$131];ROW([.A99])+3)&gt;0;INDEX([.$B$1:.$B$131];ROW([.A99])+6)&gt;0;INDEX([.$B$1:.$B$131];ROW([.A99])*3)&gt;0);-4;0);[$Д.B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IF([$Д.B100]=0;IF(AND(INDEX([.$B$1:.$B$131];ROW([.A100])+3)&gt;0;INDEX([.$B$1:.$B$131];ROW([.A100])+6)&gt;0;INDEX([.$B$1:.$B$131];ROW([.A100])*3)&gt;0);-4;0);[$Д.B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table:formula="of:=IF([$Д.B101]=0;IF(AND(INDEX([.$B$1:.$B$131];ROW([.A101])+3)&gt;0;INDEX([.$B$1:.$B$131];ROW([.A101])+6)&gt;0;INDEX([.$B$1:.$B$131];ROW([.A101])*3)&gt;0);-4;0);[$Д.B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table:formula="of:=IF([$Д.B102]=0;IF(AND(INDEX([.$B$1:.$B$131];ROW([.A102])+3)&gt;0;INDEX([.$B$1:.$B$131];ROW([.A102])+6)&gt;0;INDEX([.$B$1:.$B$131];ROW([.A102])*3)&gt;0);-4;0);[$Д.B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table:formula="of:=IF([$Д.B103]=0;IF(AND(INDEX([.$B$1:.$B$131];ROW([.A103])+3)&gt;0;INDEX([.$B$1:.$B$131];ROW([.A103])+6)&gt;0;INDEX([.$B$1:.$B$131];ROW([.A103])*3)&gt;0);-4;0);[$Д.B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table:formula="of:=IF([$Д.B104]=0;IF(AND(INDEX([.$B$1:.$B$131];ROW([.A104])+3)&gt;0;INDEX([.$B$1:.$B$131];ROW([.A104])+6)&gt;0;INDEX([.$B$1:.$B$131];ROW([.A104])*3)&gt;0);-4;0);[$Д.B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table:formula="of:=IF([$Д.B105]=0;IF(AND(INDEX([.$B$1:.$B$131];ROW([.A105])+3)&gt;0;INDEX([.$B$1:.$B$131];ROW([.A105])+6)&gt;0;INDEX([.$B$1:.$B$131];ROW([.A105])*3)&gt;0);-4;0);[$Д.B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table:formula="of:=IF([$Д.B106]=0;IF(AND(INDEX([.$B$1:.$B$131];ROW([.A106])+3)&gt;0;INDEX([.$B$1:.$B$131];ROW([.A106])+6)&gt;0;INDEX([.$B$1:.$B$131];ROW([.A106])*3)&gt;0);-4;0);[$Д.B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table:formula="of:=IF([$Д.B107]=0;IF(AND(INDEX([.$B$1:.$B$131];ROW([.A107])+3)&gt;0;INDEX([.$B$1:.$B$131];ROW([.A107])+6)&gt;0;INDEX([.$B$1:.$B$131];ROW([.A107])*3)&gt;0);-4;0);[$Д.B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table:formula="of:=IF([$Д.B108]=0;IF(AND(INDEX([.$B$1:.$B$131];ROW([.A108])+3)&gt;0;INDEX([.$B$1:.$B$131];ROW([.A108])+6)&gt;0;INDEX([.$B$1:.$B$131];ROW([.A108])*3)&gt;0);-4;0);[$Д.B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table:formula="of:=IF([$Д.B109]=0;IF(AND(INDEX([.$B$1:.$B$131];ROW([.A109])+3)&gt;0;INDEX([.$B$1:.$B$131];ROW([.A109])+6)&gt;0;INDEX([.$B$1:.$B$131];ROW([.A109])*3)&gt;0);-4;0);[$Д.B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table:formula="of:=IF([$Д.B110]=0;IF(AND(INDEX([.$B$1:.$B$131];ROW([.A110])+3)&gt;0;INDEX([.$B$1:.$B$131];ROW([.A110])+6)&gt;0;INDEX([.$B$1:.$B$131];ROW([.A110])*3)&gt;0);-4;0);[$Д.B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table:formula="of:=IF([$Д.B111]=0;IF(AND(INDEX([.$B$1:.$B$131];ROW([.A111])+3)&gt;0;INDEX([.$B$1:.$B$131];ROW([.A111])+6)&gt;0;INDEX([.$B$1:.$B$131];ROW([.A111])*3)&gt;0);-4;0);[$Д.B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table:formula="of:=IF([$Д.B112]=0;IF(AND(INDEX([.$B$1:.$B$131];ROW([.A112])+3)&gt;0;INDEX([.$B$1:.$B$131];ROW([.A112])+6)&gt;0;INDEX([.$B$1:.$B$131];ROW([.A112])*3)&gt;0);-4;0);[$Д.B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table:formula="of:=IF([$Д.B113]=0;IF(AND(INDEX([.$B$1:.$B$131];ROW([.A113])+3)&gt;0;INDEX([.$B$1:.$B$131];ROW([.A113])+6)&gt;0;INDEX([.$B$1:.$B$131];ROW([.A113])*3)&gt;0);-4;0);[$Д.B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table:formula="of:=IF([$Д.B114]=0;IF(AND(INDEX([.$B$1:.$B$131];ROW([.A114])+3)&gt;0;INDEX([.$B$1:.$B$131];ROW([.A114])+6)&gt;0;INDEX([.$B$1:.$B$131];ROW([.A114])*3)&gt;0);-4;0);[$Д.B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table:formula="of:=IF([$Д.B115]=0;IF(AND(INDEX([.$B$1:.$B$131];ROW([.A115])+3)&gt;0;INDEX([.$B$1:.$B$131];ROW([.A115])+6)&gt;0;INDEX([.$B$1:.$B$131];ROW([.A115])*3)&gt;0);-4;0);[$Д.B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table:formula="of:=IF([$Д.B116]=0;IF(AND(INDEX([.$B$1:.$B$131];ROW([.A116])+3)&gt;0;INDEX([.$B$1:.$B$131];ROW([.A116])+6)&gt;0;INDEX([.$B$1:.$B$131];ROW([.A116])*3)&gt;0);-4;0);[$Д.B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table:formula="of:=IF([$Д.B117]=0;IF(AND(INDEX([.$B$1:.$B$131];ROW([.A117])+3)&gt;0;INDEX([.$B$1:.$B$131];ROW([.A117])+6)&gt;0;INDEX([.$B$1:.$B$131];ROW([.A117])*3)&gt;0);-4;0);[$Д.B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table:formula="of:=IF([$Д.B118]=0;IF(AND(INDEX([.$B$1:.$B$131];ROW([.A118])+3)&gt;0;INDEX([.$B$1:.$B$131];ROW([.A118])+6)&gt;0;INDEX([.$B$1:.$B$131];ROW([.A118])*3)&gt;0);-4;0);[$Д.B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table:formula="of:=IF([$Д.B119]=0;IF(AND(INDEX([.$B$1:.$B$131];ROW([.A119])+3)&gt;0;INDEX([.$B$1:.$B$131];ROW([.A119])+6)&gt;0;INDEX([.$B$1:.$B$131];ROW([.A119])*3)&gt;0);-4;0);[$Д.B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table:formula="of:=IF([$Д.B120]=0;IF(AND(INDEX([.$B$1:.$B$131];ROW([.A120])+3)&gt;0;INDEX([.$B$1:.$B$131];ROW([.A120])+6)&gt;0;INDEX([.$B$1:.$B$131];ROW([.A120])*3)&gt;0);-4;0);[$Д.B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table:formula="of:=IF([$Д.B121]=0;IF(AND(INDEX([.$B$1:.$B$131];ROW([.A121])+3)&gt;0;INDEX([.$B$1:.$B$131];ROW([.A121])+6)&gt;0;INDEX([.$B$1:.$B$131];ROW([.A121])*3)&gt;0);-4;0);[$Д.B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table:formula="of:=IF([$Д.B122]=0;IF(AND(INDEX([.$B$1:.$B$131];ROW([.A122])+3)&gt;0;INDEX([.$B$1:.$B$131];ROW([.A122])+6)&gt;0;INDEX([.$B$1:.$B$131];ROW([.A122])*3)&gt;0);-4;0);[$Д.B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table:formula="of:=IF([$Д.B123]=0;IF(AND(INDEX([.$B$1:.$B$131];ROW([.A123])+3)&gt;0;INDEX([.$B$1:.$B$131];ROW([.A123])+6)&gt;0;INDEX([.$B$1:.$B$131];ROW([.A123])*3)&gt;0);-4;0);[$Д.B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table:formula="of:=IF([$Д.B124]=0;IF(AND(INDEX([.$B$1:.$B$131];ROW([.A124])+3)&gt;0;INDEX([.$B$1:.$B$131];ROW([.A124])+6)&gt;0;INDEX([.$B$1:.$B$131];ROW([.A124])*3)&gt;0);-4;0);[$Д.B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table:formula="of:=IF([$Д.B125]=0;IF(AND(INDEX([.$B$1:.$B$131];ROW([.A125])+3)&gt;0;INDEX([.$B$1:.$B$131];ROW([.A125])+6)&gt;0;INDEX([.$B$1:.$B$131];ROW([.A125])*3)&gt;0);-4;0);[$Д.B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table:formula="of:=IF([$Д.B126]=0;IF(AND(INDEX([.$B$1:.$B$131];ROW([.A126])+3)&gt;0;INDEX([.$B$1:.$B$131];ROW([.A126])+6)&gt;0;INDEX([.$B$1:.$B$131];ROW([.A126])*3)&gt;0);-4;0);[$Д.B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table:formula="of:=IF([$Д.B127]=0;IF(AND(INDEX([.$B$1:.$B$131];ROW([.A127])+3)&gt;0;INDEX([.$B$1:.$B$131];ROW([.A127])+6)&gt;0;INDEX([.$B$1:.$B$131];ROW([.A127])*3)&gt;0);-4;0);[$Д.B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IF([$Д.B128]=0;IF(AND(INDEX([.$B$1:.$B$131];ROW([.A128])+3)&gt;0;INDEX([.$B$1:.$B$131];ROW([.A128])+6)&gt;0;INDEX([.$B$1:.$B$131];ROW([.A128])*3)&gt;0);-4;0);[$Д.B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table:formula="of:=IF([$Д.B129]=0;IF(AND(INDEX([.$B$1:.$B$131];ROW([.A129])+3)&gt;0;INDEX([.$B$1:.$B$131];ROW([.A129])+6)&gt;0;INDEX([.$B$1:.$B$131];ROW([.A129])*3)&gt;0);-4;0);[$Д.B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table:formula="of:=IF([$Д.B130]=0;IF(AND(INDEX([.$B$1:.$B$131];ROW([.A130])+3)&gt;0;INDEX([.$B$1:.$B$131];ROW([.A130])+6)&gt;0;INDEX([.$B$1:.$B$131];ROW([.A130])*3)&gt;0);-4;0);[$Д.B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table:formula="of:=IF([$Д.B131]=0;IF(AND(INDEX([.$B$1:.$B$131];ROW([.A131])+3)&gt;0;INDEX([.$B$1:.$B$131];ROW([.A131])+6)&gt;0;INDEX([.$B$1:.$B$131];ROW([.A131])*3)&gt;0);-4;0);[$Д.B131])" office:value-type="float" office:value="1" calcext:value-type="float">
            <text:p>1</text:p>
          </table:table-cell>
        </table:table-row>
        <table:table-row table:style-name="ro1" table:number-rows-repeated="104844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Лист1.B1:Лист1.B131">
            <calcext:condition calcext:apply-style-name="Good" calcext:value="=1" calcext:base-cell-address="Лист1.A1"/>
          </calcext:conditional-format>
          <calcext:conditional-format calcext:target-range-address="Лист1.B1:Лист1.B1048576">
            <calcext:condition calcext:apply-style-name="Bad" calcext:value="=-2" calcext:base-cell-address="Лист1.B1"/>
          </calcext:conditional-format>
          <calcext:conditional-format calcext:target-range-address="Лист1.B1:Лист1.B1048576">
            <calcext:condition calcext:apply-style-name="Note" calcext:value="=3" calcext:base-cell-address="Лист1.B1"/>
          </calcext:conditional-format>
          <calcext:conditional-format calcext:target-range-address="Лист1.B1:Лист1.B131">
            <calcext:condition calcext:apply-style-name="Error" calcext:value="=-4" calcext:base-cell-address="Лист1.B1"/>
          </calcext:conditional-format>
        </calcext:conditional-formats>
      </table:table>
      <table:table table:name="Д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54:42.217406860</meta:creation-date>
    <dc:date>2026-02-02T21:15:38.250263744</dc:date>
    <meta:editing-duration>PT9M50S</meta:editing-duration>
    <meta:editing-cycles>1</meta:editing-cycles>
    <meta:generator>LibreOffice/25.2.7.2$Linux_X86_64 LibreOffice_project/520$Build-2</meta:generator>
    <meta:document-statistic meta:table-count="2" meta:cell-count="524" meta:object-count="0"/>
  </office:meta>
</office:document-meta>
</file>